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8c8" officeooo:paragraph-rsid="001d48c8"/>
    </style:style>
    <style:style style:name="P2" style:family="paragraph" style:parent-style-name="Standard">
      <style:text-properties officeooo:rsid="00202196" officeooo:paragraph-rsid="00202196"/>
    </style:style>
    <style:style style:name="T1" style:family="text">
      <style:text-properties officeooo:rsid="001d48c8"/>
    </style:style>
    <style:style style:name="T2" style:family="text">
      <style:text-properties officeooo:rsid="002021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Who has created the Python?</text:p>
      <text:p text:style-name="Standard">Ans:- Guido Van Rossum and released on Feb 20,1991.</text:p>
      <text:p text:style-name="Standard"/>
      <text:p text:style-name="Standard">2. What is Python?</text:p>
      <text:p text:style-name="Standard">Ans:- Python is High-level, Interpreted and general-purpoe programming language.</text:p>
      <text:p text:style-name="Standard"/>
      <text:p text:style-name="Standard">3. What is Dynamically typed lang.?</text:p>
      <text:p text:style-name="Standard">Ans:- Not need to specify the data types.</text:p>
      <text:p text:style-name="Standard"/>
      <text:p text:style-name="Standard">4. What is Interpreted lang.?</text:p>
      <text:p text:style-name="Standard">Ans:- Not need to compile before it's run.</text:p>
      <text:p text:style-name="Standard"/>
      <text:p text:style-name="Standard">5. Disadvantages of Python?</text:p>
      <text:p text:style-name="Standard">Ans:-<text:tab/>1)Slower speeed than C or C++</text:p>
      <text:p text:style-name="Standard"><text:tab/>2)Runtime Errors</text:p>
      <text:p text:style-name="Standard"><text:tab/>3)Limitation with database.</text:p>
      <text:p text:style-name="Standard"/>
      <text:p text:style-name="Standard">6. How many keywords are in Python 3.x?</text:p>
      <text:p text:style-name="Standard">Ans:-<text:tab/>Total 35 keywords are there</text:p>
      <text:p text:style-name="Standard"><text:tab/>3 - Capitalized(True, False, None)</text:p>
      <text:p text:style-name="Standard"><text:tab/>32 - Lower case.</text:p>
      <text:p text:style-name="Standard"/>
      <text:p text:style-name="Standard">7. What is PEP 8?</text:p>
      <text:p text:style-name="Standard">Ans:- Python Enhancement Proposal. It is a set of rules that specify how to format the python code.</text:p>
      <text:p text:style-name="Standard"/>
      <text:p text:style-name="Standard">8. What is end parameter?</text:p>
      <text:p text:style-name="Standard">Ans:- It is a new line character,(\n). Python's print() function comes with these parameter.</text:p>
      <text:p text:style-name="Standard"/>
      <text:p text:style-name="Standard">9. What is sep parameter?</text:p>
      <text:p text:style-name="Standard">Ans:- It is found only in Python 3.x or later. It is also used for formatting the output strings.</text:p>
      <text:p text:style-name="Standard"/>
      <text:p text:style-name="Standard">10. What are the methods for output formatting?</text:p>
      <text:p text:style-name="Standard">Ans:-<text:tab/>1)Using modulo operator(%)</text:p>
      <text:p text:style-name="Standard"><text:tab/>2)Using format method</text:p>
      <text:p text:style-name="Standard"><text:tab/>3)Using string method.</text:p>
      <text:p text:style-name="Standard"><text:tab/></text:p>
      <text:p text:style-name="Standard">11. What are the 2-main types of data types?</text:p>
      <text:p text:style-name="Standard">Ans:- 1) Built-in, <text:s/>2) User-Defined .</text:p>
      <text:p text:style-name="Standard"/>
      <text:p text:style-name="Standard">12. Which are built-in data types?</text:p>
      <text:p text:style-name="Standard">Ans:- int(), float(), boolean(), double(), short(), long().</text:p>
      <text:p text:style-name="Standard"/>
      <text:p text:style-name="Standard">13. Which is not a core data-type in Python?</text:p>
      <text:p text:style-name="Standard">Ans:- Class .</text:p>
      <text:p text:style-name="Standard"/>
      <text:p text:style-name="Standard">14. What is indexing?</text:p>
      <text:p text:style-name="Standard">Ans:- Indexing means referring to an element from iterable objects.</text:p>
      <text:p text:style-name="Standard"/>
      <text:p text:style-name="Standard">15. What is slicing?</text:p>
      <text:p text:style-name="Standard">Ans:- Slicing means accessing some elements from iterable objects.</text:p>
      <text:p text:style-name="Standard"/>
      <text:p text:style-name="Standard"/>
      <text:p text:style-name="Standard"><text:soft-page-break/>16. What are the Operators in Python?</text:p>
      <text:p text:style-name="Standard">Ans:- Arithmetic, Assignment, Bitwise, Relationship, Identity, Logical, Comparison.</text:p>
      <text:p text:style-name="Standard"/>
      <text:p text:style-name="Standard">17. Difference b/w List and Tuple?</text:p>
      <text:p text:style-name="Standard">Ans:-<text:tab/>1)List are mutubale and Tuple is immutable.</text:p>
      <text:p text:style-name="Standard"><text:tab/>2)Lists are Slower than Tuple and Tuples are Faster than list.</text:p>
      <text:p text:style-name="Standard"/>
      <text:p text:style-name="Standard">18. Which are the ordered collection of data?</text:p>
      <text:p text:style-name="Standard">Ans:- List, strings and tuples are ordered collections of objects.</text:p>
      <text:p text:style-name="Standard"/>
      <text:p text:style-name="Standard">19. Which are the un-ordered collection of data?</text:p>
      <text:p text:style-name="Standard">Ans:- Set, Dictionary are the un-ordered collectio of data objects.</text:p>
      <text:p text:style-name="Standard"/>
      <text:p text:style-name="Standard">20. What is Dictionary?</text:p>
      <text:p text:style-name="Standard">Ans:- 1)Dictionary is mutbale. 2)Defines 1-to-1 relation between keys and values. 3)Contains pair <text:tab/>of keys and their corresponding values.</text:p>
      <text:p text:style-name="Standard"/>
      <text:p text:style-name="Standard">21. What is an Array?</text:p>
      <text:p text:style-name="Standard">Ans:- 1)Collection of sorted data items. 2)Holds only a specific data-types.</text:p>
      <text:p text:style-name="Standard"/>
      <text:p text:style-name="Standard">22. Difference b/w .remove() and .pop()?</text:p>
      <text:p text:style-name="Standard">Ans:-<text:tab/>.remove() --&gt; Removes firt element of matching objects</text:p>
      <text:p text:style-name="Standard"><text:tab/>.pop() --&gt; <text:s text:c="3"/>Removes object by it's index. If the index is not specified then it removes last <text:tab/><text:tab/><text:tab/>element.</text:p>
      <text:p text:style-name="Standard"><text:tab/></text:p>
      <text:p text:style-name="Standard">23. Difference b/w .append() and .extend()?</text:p>
      <text:p text:style-name="Standard">Ans:- <text:tab/>.append() --&gt; adds an object to the end of the list</text:p>
      <text:p text:style-name="Standard"><text:tab/>.extend() --&gt; adds each value from 2nd list as it's own list at the last.</text:p>
      <text:p text:style-name="Standard"><text:tab/></text:p>
      <text:p text:style-name="Standard">24. What is __name__ ?</text:p>
      <text:p text:style-name="Standard">Ans:- It is a sepcial built-in variable which states the name of current module.</text:p>
      <text:p text:style-name="Standard"/>
      <text:p text:style-name="Standard">25. What is Global and Local Variables?</text:p>
      <text:p text:style-name="Standard">Ans:- <text:s/><text:span text:style-name="T1">Global Variables are declared outside the function and accessed by any function in the <text:tab/>program.</text:span></text:p>
      <text:p text:style-name="Standard"><text:tab/><text:span text:style-name="T1">Local Variables are declared inside the function.</text:span></text:p>
      <text:p text:style-name="Standard"/>
      <text:p text:style-name="P1">26. What is Packing and Un-Packing?</text:p>
      <text:p text:style-name="P1">Ans:-<text:tab/>Packing means used to pack all arguments in a tuple.</text:p>
      <text:p text:style-name="P1"><text:tab/>Un-Packing menas used to unpack elements so it can be pass as different arguments.</text:p>
      <text:p text:style-name="P1"/>
      <text:p text:style-name="P1">27. <text:span text:style-name="T2">What is PYTHONPATH?</text:span></text:p>
      <text:p text:style-name="P2">Ans:- It is an environment variable which is used when module is imported.</text:p>
      <text:p text:style-name="P2"/>
      <text:p text:style-name="P2">28. What is lambda function?</text:p>
      <text:p text:style-name="P2">Ans:- It is an Anonymous function. It can have multiple parameters but can have just one statement.</text:p>
      <text:p text:style-name="P2"/>
      <text:p text:style-name="P2">29. Why we use Ternary Operators?</text:p>
      <text:p text:style-name="P2">Ans:- Used to show the conditional statements.</text:p>
      <text:p text:style-name="P2"/>
      <text:p text:style-name="P2">30. What are python packagaes?</text:p>
      <text:p text:style-name="P2">Ans:- Packages are namespace containing multiple modules.</text:p>
      <text:p text:style-name="P2"><text:soft-page-break/>31. What is Python Libraries?</text:p>
      <text:p text:style-name="P2">Ans:- Collection of python Packaga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7:12:10.379702768</meta:creation-date>
    <dc:date>2021-04-05T18:22:59.543502761</dc:date>
    <meta:editing-duration>PT1H10M4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3" meta:paragraph-count="76" meta:word-count="584" meta:character-count="3502" meta:non-whitespace-character-count="2970"/>
  </office:meta>
</office:document-meta>
</file>